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text:note text:id="ftn0" text:note-class="endnote"><text:note-citation>i</text:note-citation><text:note-body><text:p text:style-name="Endnote">Test A</text:p></text:note-body></text:not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text:note text:id="ftn1" text:note-class="endnote"><text:note-citation>ii</text:note-citation><text:note-body><text:p text:style-name="Endnote">Test B</text:p></text:note-body></text:not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5:44:50</dc:date>
    <dc:creator>artur </dc:creator>
    <meta:editing-duration>P0D</meta:editing-duration>
    <meta:editing-cycles>2</meta:editing-cycles>
    <meta:document-statistic meta:table-count="0" meta:image-count="0" meta:object-count="0" meta:page-count="3" meta:paragraph-count="14" meta:word-count="677" meta:character-count="4598" meta:non-whitespace-character-count="3937"/>
  </office:meta>
</office:document-meta>
</file>